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 137 <text:s/>- Programming Principles</text:p>
      <text:p text:style-name="Standard"/>
      <text:p text:style-name="Standard">quest login for mac lab</text:p>
      <text:p text:style-name="Standard">quest help mc 3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y Maguire</meta:initial-creator>
    <meta:creation-date>2010-09-14T16:30:22</meta:creation-date>
    <dc:date>2010-09-14T16:59:13</dc:date>
    <dc:creator>Sandy Maguire</dc:creator>
    <meta:editing-duration>PT00H28M53S</meta:editing-duration>
    <meta:editing-cycles>6</meta:editing-cycles>
    <meta:generator>OpenOffice.org/3.2$Unix OpenOffice.org_project/320m19$Build-9505</meta:generator>
    <meta:document-statistic meta:table-count="0" meta:image-count="0" meta:object-count="0" meta:page-count="1" meta:paragraph-count="3" meta:word-count="14" meta:character-count="73"/>
  </office:meta>
</office:document-meta>
</file>